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list-style-name="LFO1" style:family="paragraph">
      <style:paragraph-properties fo:text-align="justify"/>
      <style:text-properties fo:language="fr" fo:country="FR"/>
    </style:style>
    <style:style style:name="P19" style:parent-style-name="enum" style:list-style-name="LFO1" style:family="paragraph">
      <style:paragraph-properties fo:text-align="justify"/>
      <style:text-properties fo:language="fr" fo:country="FR"/>
    </style:style>
    <style:style style:name="P20" style:parent-style-name="enum" style:list-style-name="LFO1"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text-properties fo:language="fr" fo:country="FR"/>
    </style:style>
    <style:style style:name="P28" style:parent-style-name="enum" style:list-style-name="LFO1" style:family="paragraph">
      <style:paragraph-properties fo:text-align="justify"/>
      <style:text-properties fo:language="fr" fo:country="FR"/>
    </style:style>
    <style:style style:name="P29" style:parent-style-name="enum" style:list-style-name="LFO1"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style:text-properties fo:language="fr" fo:country="FR"/>
    </style:style>
    <style:style style:name="P35" style:parent-style-name="enum" style:list-style-name="LFO1"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list-style-name="LFO2" style:family="paragraph">
      <style:paragraph-properties fo:text-align="justify"/>
    </style:style>
    <style:style style:name="P88" style:parent-style-name="Standard" style:list-style-name="LFO2" style:family="paragraph">
      <style:paragraph-properties fo:text-align="justify"/>
    </style:style>
    <style:style style:name="P89" style:parent-style-name="Standard" style:list-style-name="LFO2"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font-style="italic" style:font-style-asian="italic" style:font-style-complex="italic" style:text-position="sub 66.6%"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ableColumn237" style:family="table-column">
      <style:table-column-properties style:column-width="1.1333in"/>
    </style:style>
    <style:style style:name="TableColumn238" style:family="table-column">
      <style:table-column-properties style:column-width="1.2361in"/>
    </style:style>
    <style:style style:name="TableColumn239" style:family="table-column">
      <style:table-column-properties style:column-width="1.0833in"/>
    </style:style>
    <style:style style:name="TableColumn240" style:family="table-column">
      <style:table-column-properties style:column-width="1.8472in"/>
    </style:style>
    <style:style style:name="Table236" style:family="table">
      <style:table-properties style:width="5.3in" fo:margin-left="0.6826in" table:align="left"/>
    </style:style>
    <style:style style:name="TableRow241" style:family="table-row">
      <style:table-row-properties style:min-row-height="0.2187in"/>
    </style:style>
    <style:style style:name="TableCell242"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4"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6"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8"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4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0" style:family="table-row">
      <style:table-row-properties style:min-row-height="0.2187in"/>
    </style:style>
    <style:style style:name="TableCell25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9" style:family="table-row">
      <style:table-row-properties style:min-row-height="0.2187in"/>
    </style:style>
    <style:style style:name="TableCell26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8" style:family="table-row">
      <style:table-row-properties style:min-row-height="0.2187in"/>
    </style:style>
    <style:style style:name="TableCell26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7" style:family="table-row">
      <style:table-row-properties style:min-row-height="0.2187in"/>
    </style:style>
    <style:style style:name="TableCell27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6" style:family="table-row">
      <style:table-row-properties style:min-row-height="0.2187in"/>
    </style:style>
    <style:style style:name="TableCell2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5" style:family="table-row">
      <style:table-row-properties style:min-row-height="0.2187in"/>
    </style:style>
    <style:style style:name="TableCell29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4" style:family="table-row">
      <style:table-row-properties style:min-row-height="0.2187in"/>
    </style:style>
    <style:style style:name="TableCell30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3" style:family="table-row">
      <style:table-row-properties style:min-row-height="0.2187in"/>
    </style:style>
    <style:style style:name="TableCell3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2" style:family="table-row">
      <style:table-row-properties style:min-row-height="0.2187in"/>
    </style:style>
    <style:style style:name="TableCell3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1" style:family="table-row">
      <style:table-row-properties style:min-row-height="0.2291in"/>
    </style:style>
    <style:style style:name="TableCell332"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6"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0" style:parent-style-name="Textbody" style:family="paragraph">
      <style:paragraph-properties fo:text-align="center"/>
      <style:text-properties fo:language="fr" fo:country="FR"/>
    </style:style>
    <style:style style:name="P341" style:parent-style-name="Titre3" style:family="paragraph">
      <style:paragraph-properties fo:text-align="start"/>
      <style:text-properties fo:font-size="18pt" style:font-size-asian="18pt" style:font-size-complex="18pt" fo:language="fr" fo:country="CA"/>
    </style:style>
    <style:style style:name="TableColumn343" style:family="table-column">
      <style:table-column-properties style:column-width="0.4743in" style:use-optimal-column-width="false"/>
    </style:style>
    <style:style style:name="TableColumn344" style:family="table-column">
      <style:table-column-properties style:column-width="0.5486in" style:use-optimal-column-width="false"/>
    </style:style>
    <style:style style:name="Table342" style:family="table">
      <style:table-properties style:width="1.0229in" fo:margin-left="0in" table:align="left"/>
    </style:style>
    <style:style style:name="TableRow345" style:family="table-row">
      <style:table-row-properties style:use-optimal-row-height="false"/>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paragraph-properties fo:text-align="center"/>
    </style:style>
    <style:style style:name="T350" style:parent-style-name="Policepardéfaut" style:family="text">
      <style:text-properties fo:font-style="italic" style:font-style-asian="italic" style:font-style-complex="italic" fo:language="fr" fo:country="CA"/>
    </style:style>
    <style:style style:name="T351" style:parent-style-name="Policepardéfaut" style:family="text">
      <style:text-properties fo:language="fr" fo:country="CA"/>
    </style:style>
    <style:style style:name="T352" style:parent-style-name="Policepardéfaut" style:family="text">
      <style:text-properties fo:font-style="italic" style:font-style-asian="italic" style:font-style-complex="italic" fo:language="fr" fo:country="CA"/>
    </style:style>
    <style:style style:name="P353" style:parent-style-name="Textbody" style:family="paragraph">
      <style:text-properties fo:font-style="italic" style:font-style-asian="italic" style:font-style-complex="italic" fo:language="fr" fo:country="CA"/>
    </style:style>
    <style:style style:name="P354" style:parent-style-name="Textbody" style:family="paragraph">
      <style:text-properties fo:font-style="italic" style:font-style-asian="italic" style:font-style-complex="italic" fo:language="fr" fo:country="CA"/>
    </style:style>
    <style:style style:name="P355" style:parent-style-name="Textbody" style:family="paragraph">
      <style:paragraph-properties fo:text-align="justify"/>
      <style:text-properties fo:language="fr" fo:country="CA"/>
    </style:style>
    <style:style style:name="P356" style:parent-style-name="Textbody" style:family="paragraph">
      <style:paragraph-properties fo:text-align="justify"/>
    </style:style>
    <style:style style:name="T357" style:parent-style-name="Policepardéfaut" style:family="text">
      <style:text-properties style:text-underline-type="single" style:text-underline-style="solid" style:text-underline-width="auto" style:text-underline-mode="continuous" fo:language="fr" fo:country="CA"/>
    </style:style>
    <style:style style:name="T358" style:parent-style-name="Policepardéfaut" style:family="text">
      <style:text-properties fo:language="fr" fo:country="CA"/>
    </style:style>
    <style:style style:name="P359" style:parent-style-name="Textbody" style:family="paragraph">
      <style:paragraph-properties fo:text-align="justify"/>
    </style:style>
    <style:style style:name="T360" style:parent-style-name="Policepardéfaut" style:family="text">
      <style:text-properties fo:language="fr" fo:country="CA"/>
    </style:style>
    <style:style style:name="T361" style:parent-style-name="Policepardéfaut" style:family="text">
      <style:text-properties style:font-name="Times New Roman" style:font-name-complex="Times New Roman" fo:language="fr" fo:country="CA"/>
    </style:style>
    <style:style style:name="T362" style:parent-style-name="Policepardéfaut" style:family="text">
      <style:text-properties fo:language="fr" fo:country="CA"/>
    </style:style>
    <style:style style:name="T363" style:parent-style-name="Policepardéfaut" style:family="text">
      <style:text-properties style:text-position="super 66.6%" fo:language="fr" fo:country="CA"/>
    </style:style>
    <style:style style:name="T364" style:parent-style-name="Policepardéfaut" style:family="text">
      <style:text-properties fo:language="fr" fo:country="CA"/>
    </style:style>
    <style:style style:name="P365" style:parent-style-name="Textbody" style:family="paragraph">
      <style:paragraph-properties fo:text-align="justify"/>
      <style:text-properties fo:language="fr" fo:country="CA"/>
    </style:style>
    <style:style style:name="P366" style:parent-style-name="Textbody" style:family="paragraph">
      <style:paragraph-properties fo:text-align="justify"/>
    </style:style>
    <style:style style:name="T367" style:parent-style-name="Policepardéfaut" style:family="text">
      <style:text-properties fo:language="fr" fo:country="CA"/>
    </style:style>
    <style:style style:name="T368" style:parent-style-name="Policepardéfaut" style:family="text">
      <style:text-properties fo:language="fr" fo:country="CA"/>
    </style:style>
    <style:style style:name="T369" style:parent-style-name="Policepardéfaut" style:family="text">
      <style:text-properties style:font-name="Times New Roman" style:font-name-complex="Times New Roman" fo:language="fr" fo:country="CA"/>
    </style:style>
    <style:style style:name="T370" style:parent-style-name="Policepardéfaut" style:family="text">
      <style:text-properties fo:language="fr" fo:country="CA"/>
    </style:style>
    <style:style style:name="P371" style:parent-style-name="Textbody" style:family="paragraph">
      <style:paragraph-properties fo:text-align="justify"/>
    </style:style>
    <style:style style:name="T372" style:parent-style-name="Policepardéfaut" style:family="text">
      <style:text-properties fo:language="fr" fo:country="CA"/>
    </style:style>
    <style:style style:name="T373" style:parent-style-name="Policepardéfaut" style:family="text">
      <style:text-properties style:font-name="Times New Roman" style:font-name-complex="Times New Roman" fo:language="fr" fo:country="CA"/>
    </style:style>
    <style:style style:name="T374" style:parent-style-name="Policepardéfaut" style:family="text">
      <style:text-properties fo:language="fr" fo:country="CA"/>
    </style:style>
    <style:style style:name="T375" style:parent-style-name="Policepardéfaut" style:family="text">
      <style:text-properties style:text-position="super 66.6%" fo:language="fr" fo:country="CA"/>
    </style:style>
    <style:style style:name="T376" style:parent-style-name="Policepardéfaut" style:family="text">
      <style:text-properties fo:language="fr" fo:country="CA"/>
    </style:style>
    <style:style style:name="P377" style:parent-style-name="Textbody" style:family="paragraph">
      <style:paragraph-properties fo:text-align="justify"/>
    </style:style>
    <style:style style:name="T378" style:parent-style-name="Policepardéfaut" style:family="text">
      <style:text-properties style:text-underline-type="single" style:text-underline-style="solid" style:text-underline-width="auto" style:text-underline-mode="continuous" fo:language="fr" fo:country="CA"/>
    </style:style>
    <style:style style:name="T379" style:parent-style-name="Policepardéfaut" style:family="text">
      <style:text-properties fo:language="fr" fo:country="CA"/>
    </style:style>
    <style:style style:name="P380" style:parent-style-name="Textbody" style:family="paragraph">
      <style:paragraph-properties fo:text-align="justify"/>
      <style:text-properties fo:language="fr" fo:country="CA"/>
    </style:style>
    <style:style style:name="P381" style:parent-style-name="Textbody" style:family="paragraph">
      <style:paragraph-properties fo:text-align="justify"/>
    </style:style>
    <style:style style:name="T382" style:parent-style-name="Policepardéfaut" style:family="text">
      <style:text-properties fo:language="fr" fo:country="CA"/>
    </style:style>
    <style:style style:name="T383" style:parent-style-name="Policepardéfaut" style:family="text">
      <style:text-properties fo:language="fr" fo:country="CA"/>
    </style:style>
    <style:style style:name="T384" style:parent-style-name="Policepardéfaut" style:family="text">
      <style:text-properties fo:language="fr" fo:country="CA"/>
    </style:style>
    <style:style style:name="T385" style:parent-style-name="Policepardéfaut" style:family="text">
      <style:text-properties style:font-name="Times New Roman" style:font-name-complex="Times New Roman" fo:language="fr" fo:country="CA"/>
    </style:style>
    <style:style style:name="T386" style:parent-style-name="Policepardéfaut" style:family="text">
      <style:text-properties style:font-name="Times New Roman" style:font-name-complex="Times New Roman" fo:language="fr" fo:country="CA"/>
    </style:style>
    <style:style style:name="T387" style:parent-style-name="Policepardéfaut" style:family="text">
      <style:text-properties style:font-name="Times New Roman" style:font-name-complex="Times New Roman" fo:language="fr" fo:country="CA"/>
    </style:style>
    <style:style style:name="T388" style:parent-style-name="Policepardéfaut" style:family="text">
      <style:text-properties fo:language="fr" fo:country="CA"/>
    </style:style>
    <style:style style:name="T389" style:parent-style-name="Policepardéfaut" style:family="text">
      <style:text-properties style:text-position="super 66.6%" fo:language="fr" fo:country="CA"/>
    </style:style>
    <style:style style:name="T390" style:parent-style-name="Policepardéfaut" style:family="text">
      <style:text-properties fo:language="fr" fo:country="CA"/>
    </style:style>
    <style:style style:name="P391" style:parent-style-name="Textbody" style:family="paragraph">
      <style:paragraph-properties fo:text-align="justify"/>
    </style:style>
    <style:style style:name="T392" style:parent-style-name="Policepardéfaut" style:family="text">
      <style:text-properties fo:language="fr" fo:country="CA"/>
    </style:style>
    <style:style style:name="T393" style:parent-style-name="Policepardéfaut" style:family="text">
      <style:text-properties style:font-name="Times New Roman" style:font-name-complex="Times New Roman" fo:language="fr" fo:country="CA"/>
    </style:style>
    <style:style style:name="P394" style:parent-style-name="Textbody" style:family="paragraph">
      <style:paragraph-properties fo:text-align="justify"/>
      <style:text-properties style:font-name="Times New Roman" style:font-name-complex="Times New Roman" fo:language="fr" fo:country="CA"/>
    </style:style>
    <style:style style:name="P395" style:parent-style-name="Textbody" style:family="paragraph">
      <style:paragraph-properties fo:text-align="justify"/>
    </style:style>
    <style:style style:name="T396" style:parent-style-name="Policepardéfaut" style:family="text">
      <style:text-properties style:font-name="Times New Roman" style:font-name-complex="Times New Roman" fo:language="fr" fo:country="CA"/>
    </style:style>
    <style:style style:name="T397" style:parent-style-name="Policepardéfaut" style:family="text">
      <style:text-properties style:font-name="Times New Roman" style:font-name-complex="Times New Roman" style:text-position="super 66.6%" fo:language="fr" fo:country="CA"/>
    </style:style>
    <style:style style:name="T398" style:parent-style-name="Policepardéfaut" style:family="text">
      <style:text-properties style:font-name="Times New Roman" style:font-name-complex="Times New Roman" fo:language="fr" fo:country="CA"/>
    </style:style>
    <style:style style:name="P399" style:parent-style-name="Textbody" style:family="paragraph">
      <style:paragraph-properties fo:text-align="justify"/>
    </style:style>
    <style:style style:name="T400"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401" style:parent-style-name="Policepardéfaut" style:family="text">
      <style:text-properties style:font-name="Times New Roman" style:font-name-complex="Times New Roman" fo:language="fr" fo:country="CA"/>
    </style:style>
    <style:style style:name="P402" style:parent-style-name="Textbody" style:family="paragraph">
      <style:paragraph-properties fo:text-align="justify"/>
    </style:style>
    <style:style style:name="T403" style:parent-style-name="Policepardéfaut" style:family="text">
      <style:text-properties style:font-name="Times New Roman" style:font-name-complex="Times New Roman" fo:language="fr" fo:country="CA"/>
    </style:style>
    <style:style style:name="T404" style:parent-style-name="Policepardéfaut" style:family="text">
      <style:text-properties fo:language="fr" fo:country="CA"/>
    </style:style>
    <style:style style:name="T405" style:parent-style-name="Policepardéfaut" style:family="text">
      <style:text-properties style:text-position="super 66.6%" fo:language="fr" fo:country="CA"/>
    </style:style>
    <style:style style:name="T406" style:parent-style-name="Policepardéfaut" style:family="text">
      <style:text-properties fo:language="fr" fo:country="CA"/>
    </style:style>
    <style:style style:name="T407" style:parent-style-name="Policepardéfaut" style:family="text">
      <style:text-properties fo:language="fr" fo:country="CA"/>
    </style:style>
    <style:style style:name="P408" style:parent-style-name="Textbody" style:family="paragraph">
      <style:paragraph-properties fo:text-align="justify"/>
    </style:style>
    <style:style style:name="T409" style:parent-style-name="Policepardéfaut" style:family="text">
      <style:text-properties fo:language="fr" fo:country="CA"/>
    </style:style>
    <style:style style:name="T410" style:parent-style-name="Policepardéfaut" style:family="text">
      <style:text-properties style:font-name="Times New Roman" style:font-name-complex="Times New Roman" fo:language="fr" fo:country="CA"/>
    </style:style>
    <style:style style:name="T411" style:parent-style-name="Policepardéfaut" style:family="text">
      <style:text-properties fo:language="fr" fo:country="CA"/>
    </style:style>
    <style:style style:name="P412" style:parent-style-name="Textbody" style:family="paragraph">
      <style:paragraph-properties fo:text-align="justify"/>
    </style:style>
    <style:style style:name="T413" style:parent-style-name="Policepardéfaut" style:family="text">
      <style:text-properties fo:language="fr" fo:country="CA"/>
    </style:style>
    <style:style style:name="T414" style:parent-style-name="Policepardéfaut" style:family="text">
      <style:text-properties fo:language="fr" fo:country="CA"/>
    </style:style>
    <style:style style:name="T415" style:parent-style-name="Policepardéfaut" style:family="text">
      <style:text-properties style:font-name="Times New Roman" style:font-name-complex="Times New Roman" fo:language="fr" fo:country="CA"/>
    </style:style>
    <style:style style:name="T416" style:parent-style-name="Policepardéfaut" style:family="text">
      <style:text-properties fo:language="fr" fo:country="CA"/>
    </style:style>
    <style:style style:name="P417" style:parent-style-name="Textbody" style:family="paragraph">
      <style:paragraph-properties fo:text-align="justify"/>
    </style:style>
    <style:style style:name="T418" style:parent-style-name="Policepardéfaut" style:family="text">
      <style:text-properties fo:language="fr" fo:country="CA"/>
    </style:style>
    <style:style style:name="T419" style:parent-style-name="Policepardéfaut" style:family="text">
      <style:text-properties style:font-name="Times New Roman" style:font-name-complex="Times New Roman" fo:language="fr" fo:country="CA"/>
    </style:style>
    <style:style style:name="T420" style:parent-style-name="Policepardéfaut" style:family="text">
      <style:text-properties fo:language="fr" fo:country="CA"/>
    </style:style>
    <style:style style:name="T421" style:parent-style-name="Policepardéfaut" style:family="text">
      <style:text-properties style:text-position="super 66.6%" fo:language="fr" fo:country="CA"/>
    </style:style>
    <style:style style:name="T422" style:parent-style-name="Policepardéfaut" style:family="text">
      <style:text-properties fo:language="fr" fo:country="CA"/>
    </style:style>
    <style:style style:name="P423" style:parent-style-name="Textbody" style:family="paragraph">
      <style:text-properties fo:language="fr" fo:country="CA"/>
    </style:style>
    <style:style style:name="P424" style:parent-style-name="Textbody" style:family="paragraph">
      <style:text-properties fo:font-style="italic" style:font-style-asian="italic" style:font-style-complex="italic" fo:language="fr" fo:country="CA"/>
    </style:style>
    <style:style style:name="P425" style:parent-style-name="Titre3" style:family="paragraph">
      <style:paragraph-properties fo:text-align="start"/>
      <style:text-properties fo:font-size="18pt" style:font-size-asian="18pt" style:font-size-complex="18pt" fo:language="fr" fo:country="CA"/>
    </style:style>
    <style:style style:name="TableColumn427" style:family="table-column">
      <style:table-column-properties style:column-width="0.4743in" style:use-optimal-column-width="false"/>
    </style:style>
    <style:style style:name="TableColumn428" style:family="table-column">
      <style:table-column-properties style:column-width="0.5486in" style:use-optimal-column-width="false"/>
    </style:style>
    <style:style style:name="Table426" style:family="table">
      <style:table-properties style:width="1.0229in" fo:margin-left="0in" table:align="left"/>
    </style:style>
    <style:style style:name="TableRow429" style:family="table-row">
      <style:table-row-properties style:use-optimal-row-height="false"/>
    </style:style>
    <style:style style:name="TableCell4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0.0034in solid #000000" style:writing-mode="lr-tb" fo:padding-top="0.0381in" fo:padding-left="0.0381in" fo:padding-bottom="0.0381in" fo:padding-right="0.0381in"/>
    </style:style>
    <style:style style:name="P433" style:parent-style-name="TableContents" style:family="paragraph">
      <style:paragraph-properties fo:text-align="center"/>
    </style:style>
    <style:style style:name="P434" style:parent-style-name="Textbody" style:family="paragraph">
      <style:text-properties fo:font-style="italic" style:font-style-asian="italic" style:font-style-complex="italic" fo:language="fr" fo:country="CA"/>
    </style:style>
    <style:style style:name="P435" style:parent-style-name="Textbody" style:family="paragraph">
      <style:paragraph-properties fo:text-align="justify"/>
    </style:style>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fo:language="fr" fo:country="CA"/>
    </style:style>
    <style:style style:name="P43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40" style:parent-style-name="Textbody" style:family="paragraph">
      <style:paragraph-properties fo:text-align="center"/>
    </style:style>
    <style:style style:name="P44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42" style:parent-style-name="Textbody" style:family="paragraph">
      <style:paragraph-properties fo:text-align="center"/>
    </style:style>
    <style:style style:name="P44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44" style:parent-style-name="Policepardéfaut" style:family="text">
      <style:text-properties fo:background-color="#FFFF00" style:text-underline-type="single" style:text-underline-style="solid" style:text-underline-width="auto" style:text-underline-mode="continuous" fo:language="fr" fo:country="CA"/>
    </style:style>
    <style:style style:name="T445" style:parent-style-name="Policepardéfaut" style:family="text">
      <style:text-properties fo:background-color="#FFFF00" style:text-underline-type="single" style:text-underline-style="solid" style:text-underline-width="auto" style:text-underline-mode="continuous" fo:language="fr" fo:country="CA"/>
    </style:style>
    <style:style style:name="T446" style:parent-style-name="Policepardéfaut" style:family="text">
      <style:text-properties fo:background-color="#FFFF00" style:text-underline-type="single" style:text-underline-style="solid" style:text-underline-width="auto" style:text-underline-mode="continuous" fo:language="fr" fo:country="CA"/>
    </style:style>
    <style:style style:name="P447" style:parent-style-name="Textbody" style:family="paragraph">
      <style:paragraph-properties fo:text-align="justify"/>
    </style:style>
    <style:style style:name="T448" style:parent-style-name="Policepardéfaut" style:family="text">
      <style:text-properties fo:language="fr" fo:country="CA"/>
    </style:style>
    <style:style style:name="T449" style:parent-style-name="Policepardéfaut" style:family="text">
      <style:text-properties style:font-name="Times New Roman" style:font-name-complex="Times New Roman" fo:language="fr" fo:country="CA"/>
    </style:style>
    <style:style style:name="T450" style:parent-style-name="Policepardéfaut" style:family="text">
      <style:text-properties fo:language="fr" fo:country="CA"/>
    </style:style>
    <style:style style:name="T451" style:parent-style-name="Policepardéfaut" style:family="text">
      <style:text-properties style:text-position="super 66.6%" fo:language="fr" fo:country="CA"/>
    </style:style>
    <style:style style:name="T452" style:parent-style-name="Policepardéfaut" style:family="text">
      <style:text-properties fo:language="fr" fo:country="CA"/>
    </style:style>
    <style:style style:name="T453" style:parent-style-name="Policepardéfaut" style:family="text">
      <style:text-properties fo:language="fr" fo:country="CA"/>
    </style:style>
    <style:style style:name="T454" style:parent-style-name="Policepardéfaut" style:family="text">
      <style:text-properties style:font-name="Times New Roman" style:font-name-complex="Times New Roman" fo:language="fr" fo:country="CA"/>
    </style:style>
    <style:style style:name="T455" style:parent-style-name="Policepardéfaut" style:family="text">
      <style:text-properties fo:language="fr" fo:country="CA"/>
    </style:style>
    <style:style style:name="T456" style:parent-style-name="Policepardéfaut" style:family="text">
      <style:text-properties style:text-position="super 66.6%" fo:language="fr" fo:country="CA"/>
    </style:style>
    <style:style style:name="T457" style:parent-style-name="Policepardéfaut" style:family="text">
      <style:text-properties fo:language="fr" fo:country="CA"/>
    </style:style>
    <style:style style:name="T458" style:parent-style-name="Policepardéfaut" style:family="text">
      <style:text-properties style:font-name="Times New Roman" style:font-name-complex="Times New Roman" fo:language="fr" fo:country="CA"/>
    </style:style>
    <style:style style:name="T459" style:parent-style-name="Policepardéfaut" style:family="text">
      <style:text-properties style:font-name="Times New Roman" style:font-name-complex="Times New Roman" fo:language="fr" fo:country="CA"/>
    </style:style>
    <style:style style:name="T460" style:parent-style-name="Policepardéfaut" style:family="text">
      <style:text-properties fo:language="fr" fo:country="CA"/>
    </style:style>
    <style:style style:name="T461" style:parent-style-name="Policepardéfaut" style:family="text">
      <style:text-properties style:font-name="Times New Roman" style:font-name-complex="Times New Roman" fo:language="fr" fo:country="CA"/>
    </style:style>
    <style:style style:name="T462" style:parent-style-name="Policepardéfaut" style:family="text">
      <style:text-properties style:font-name="Times New Roman" style:font-name-complex="Times New Roman" fo:language="fr" fo:country="CA"/>
    </style:style>
    <style:style style:name="T463" style:parent-style-name="Policepardéfaut" style:family="text">
      <style:text-properties fo:language="fr" fo:country="CA"/>
    </style:style>
    <style:style style:name="T464" style:parent-style-name="Policepardéfaut" style:family="text">
      <style:text-properties fo:language="fr" fo:country="CA"/>
    </style:style>
    <style:style style:name="T465" style:parent-style-name="Policepardéfaut" style:family="text">
      <style:text-properties fo:language="fr" fo:country="CA"/>
    </style:style>
    <style:style style:name="T466" style:parent-style-name="Policepardéfaut" style:family="text">
      <style:text-properties fo:language="fr" fo:country="CA"/>
    </style:style>
    <style:style style:name="P467"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8" style:parent-style-name="Textbody" style:family="paragraph">
      <style:paragraph-properties fo:text-align="center"/>
    </style:style>
    <style:style style:name="P46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70" style:parent-style-name="Textbody" style:family="paragraph">
      <style:paragraph-properties fo:text-align="center"/>
    </style:style>
    <style:style style:name="P47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72" style:parent-style-name="Policepardéfaut" style:family="text">
      <style:text-properties fo:background-color="#FFFF00" style:text-underline-type="single" style:text-underline-style="solid" style:text-underline-width="auto" style:text-underline-mode="continuous" fo:language="fr" fo:country="CA"/>
    </style:style>
    <style:style style:name="T473" style:parent-style-name="Policepardéfaut" style:family="text">
      <style:text-properties fo:background-color="#FFFF00" style:text-underline-type="single" style:text-underline-style="solid" style:text-underline-width="auto" style:text-underline-mode="continuous" fo:language="fr" fo:country="CA"/>
    </style:style>
    <style:style style:name="T474" style:parent-style-name="Policepardéfaut" style:family="text">
      <style:text-properties fo:background-color="#FFFF00" style:text-underline-type="single" style:text-underline-style="solid" style:text-underline-width="auto" style:text-underline-mode="continuous" fo:language="fr" fo:country="CA"/>
    </style:style>
    <style:style style:name="P475" style:parent-style-name="Textbody" style:family="paragraph">
      <style:paragraph-properties fo:text-align="justify"/>
      <style:text-properties fo:language="fr" fo:country="CA"/>
    </style:style>
    <style:style style:name="P476" style:parent-style-name="Textbody" style:family="paragraph">
      <style:paragraph-properties fo:text-align="justify"/>
      <style:text-properties fo:language="fr" fo:country="CA"/>
    </style:style>
    <style:style style:name="P477" style:parent-style-name="Textbody" style:family="paragraph">
      <style:paragraph-properties fo:text-align="center"/>
    </style:style>
    <style:style style:name="P47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79" style:parent-style-name="Textbody" style:family="paragraph">
      <style:paragraph-properties fo:text-align="center"/>
    </style:style>
    <style:style style:name="P480"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81" style:parent-style-name="Policepardéfaut" style:family="text">
      <style:text-properties fo:background-color="#FFFF00" style:text-underline-type="single" style:text-underline-style="solid" style:text-underline-width="auto" style:text-underline-mode="continuous" fo:language="fr" fo:country="CA"/>
    </style:style>
    <style:style style:name="T482" style:parent-style-name="Policepardéfaut" style:family="text">
      <style:text-properties fo:background-color="#FFFF00" style:text-underline-type="single" style:text-underline-style="solid" style:text-underline-width="auto" style:text-underline-mode="continuous" fo:language="fr" fo:country="CA"/>
    </style:style>
    <style:style style:name="T483" style:parent-style-name="Policepardéfaut" style:family="text">
      <style:text-properties fo:background-color="#FFFF00" style:text-underline-type="single" style:text-underline-style="solid" style:text-underline-width="auto" style:text-underline-mode="continuous" fo:language="fr" fo:country="CA"/>
    </style:style>
    <style:style style:name="P48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85" style:parent-style-name="Titre3" style:family="paragraph">
      <style:paragraph-properties fo:text-align="justify"/>
      <style:text-properties fo:font-size="18pt" style:font-size-asian="18pt" style:font-size-complex="18pt" fo:language="fr" fo:country="FR"/>
    </style:style>
    <style:style style:name="TableColumn487" style:family="table-column">
      <style:table-column-properties style:column-width="0.4743in" style:use-optimal-column-width="false"/>
    </style:style>
    <style:style style:name="TableColumn488" style:family="table-column">
      <style:table-column-properties style:column-width="0.5486in" style:use-optimal-column-width="false"/>
    </style:style>
    <style:style style:name="Table486" style:family="table">
      <style:table-properties style:width="1.0229in" fo:margin-left="0in" table:align="left"/>
    </style:style>
    <style:style style:name="TableRow489" style:family="table-row">
      <style:table-row-properties style:use-optimal-row-height="false"/>
    </style:style>
    <style:style style:name="TableCell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align="center"/>
    </style:style>
    <style:style style:name="TableCell492" style:family="table-cell">
      <style:table-cell-properties fo:border="0.0034in solid #000000" style:writing-mode="lr-tb" fo:padding-top="0.0381in" fo:padding-left="0.0381in" fo:padding-bottom="0.0381in" fo:padding-right="0.0381in"/>
    </style:style>
    <style:style style:name="P493" style:parent-style-name="TableContents" style:family="paragraph">
      <style:paragraph-properties fo:text-align="center"/>
    </style:style>
    <style:style style:name="P494" style:parent-style-name="Textbody" style:family="paragraph">
      <style:text-properties style:font-name="Helvetica" fo:color="#DCDDDE" fo:language="fr" fo:country="CA"/>
    </style:style>
    <style:style style:name="P495" style:parent-style-name="Textbody" style:family="paragraph">
      <style:text-properties fo:color="#DCDDDE" fo:language="fr" fo:country="CA"/>
    </style:style>
    <style:style style:name="P496" style:parent-style-name="Textbody" style:family="paragraph">
      <style:paragraph-properties fo:text-align="justify"/>
    </style:style>
    <style:style style:name="T497" style:parent-style-name="Policepardéfaut" style:family="text">
      <style:text-properties fo:language="fr" fo:country="CA"/>
    </style:style>
    <style:style style:name="T498" style:parent-style-name="Policepardéfaut" style:family="text">
      <style:text-properties fo:language="fr" fo:country="CA"/>
    </style:style>
    <style:style style:name="T499" style:parent-style-name="Policepardéfaut" style:family="text">
      <style:text-properties fo:language="fr" fo:country="CA"/>
    </style:style>
    <style:style style:name="P500" style:parent-style-name="Textbody" style:family="paragraph">
      <style:paragraph-properties fo:text-align="justify"/>
    </style:style>
    <style:style style:name="T501" style:parent-style-name="Policepardéfaut" style:family="text">
      <style:text-properties fo:language="fr" fo:country="CA"/>
    </style:style>
    <style:style style:name="T502" style:parent-style-name="Policepardéfaut" style:family="text">
      <style:text-properties style:font-name="Times New Roman" style:font-name-complex="Times New Roman" fo:language="fr" fo:country="CA"/>
    </style:style>
    <style:style style:name="T503" style:parent-style-name="Policepardéfaut" style:family="text">
      <style:text-properties style:font-name="Times New Roman" style:font-name-complex="Times New Roman" style:text-position="super 66.6%" fo:language="fr" fo:country="CA"/>
    </style:style>
    <style:style style:name="T504" style:parent-style-name="Policepardéfaut" style:family="text">
      <style:text-properties style:font-name="Times New Roman" style:font-name-complex="Times New Roman" fo:language="fr" fo:country="CA"/>
    </style:style>
    <style:style style:name="T505" style:parent-style-name="Policepardéfaut" style:family="text">
      <style:text-properties style:font-name="Times New Roman" style:font-name-complex="Times New Roman" fo:language="fr" fo:country="CA"/>
    </style:style>
    <style:style style:name="T506" style:parent-style-name="Policepardéfaut" style:family="text">
      <style:text-properties style:font-name="Times New Roman" style:font-name-complex="Times New Roman" fo:language="fr" fo:country="CA"/>
    </style:style>
    <style:style style:name="T507" style:parent-style-name="Policepardéfaut" style:family="text">
      <style:text-properties style:font-name="Times New Roman" style:font-name-complex="Times New Roman" fo:language="fr" fo:country="CA"/>
    </style:style>
    <style:style style:name="T508" style:parent-style-name="Policepardéfaut" style:family="text">
      <style:text-properties style:font-name="Times New Roman" style:font-name-complex="Times New Roman" fo:language="fr" fo:country="CA"/>
    </style:style>
    <style:style style:name="T509" style:parent-style-name="Policepardéfaut" style:family="text">
      <style:text-properties fo:language="fr" fo:country="CA"/>
    </style:style>
    <style:style style:name="T510" style:parent-style-name="Policepardéfaut" style:family="text">
      <style:text-properties style:text-position="super 66.6%" fo:language="fr" fo:country="CA"/>
    </style:style>
    <style:style style:name="T511" style:parent-style-name="Policepardéfaut" style:family="text">
      <style:text-properties fo:language="fr" fo:country="CA"/>
    </style:style>
    <style:style style:name="T512" style:parent-style-name="Policepardéfaut" style:family="text">
      <style:text-properties style:font-name="Times New Roman" style:font-name-complex="Times New Roman" fo:language="fr" fo:country="CA"/>
    </style:style>
    <style:style style:name="T513" style:parent-style-name="Policepardéfaut" style:family="text">
      <style:text-properties style:font-name="Times New Roman" style:font-name-complex="Times New Roman" style:text-position="super 66.6%" fo:language="fr" fo:country="CA"/>
    </style:style>
    <style:style style:name="T514" style:parent-style-name="Policepardéfaut" style:family="text">
      <style:text-properties style:font-name="Times New Roman" style:font-name-complex="Times New Roman" fo:language="fr" fo:country="CA"/>
    </style:style>
    <style:style style:name="T515" style:parent-style-name="Policepardéfaut" style:family="text">
      <style:text-properties fo:language="fr" fo:country="CA"/>
    </style:style>
    <style:style style:name="T516" style:parent-style-name="Policepardéfaut" style:family="text">
      <style:text-properties style:text-position="super 66.6%" fo:language="fr" fo:country="CA"/>
    </style:style>
    <style:style style:name="T517" style:parent-style-name="Policepardéfaut" style:family="text">
      <style:text-properties fo:language="fr" fo:country="CA"/>
    </style:style>
    <style:style style:name="P518" style:parent-style-name="Textbody" style:family="paragraph">
      <style:paragraph-properties fo:text-align="justify"/>
    </style:style>
    <style:style style:name="T519" style:parent-style-name="Policepardéfaut" style:family="text">
      <style:text-properties fo:language="fr" fo:country="CA"/>
    </style:style>
    <style:style style:name="T520" style:parent-style-name="Policepardéfaut" style:family="text">
      <style:text-properties fo:language="fr" fo:country="CA"/>
    </style:style>
    <style:style style:name="T521" style:parent-style-name="Policepardéfaut" style:family="text">
      <style:text-properties fo:language="fr" fo:country="CA"/>
    </style:style>
    <style:style style:name="T522" style:parent-style-name="Policepardéfaut" style:family="text">
      <style:text-properties fo:language="fr" fo:country="CA"/>
    </style:style>
    <style:style style:name="P523" style:parent-style-name="Textbody" style:family="paragraph">
      <style:paragraph-properties fo:text-align="justify"/>
    </style:style>
    <style:style style:name="T524" style:parent-style-name="Policepardéfaut" style:family="text">
      <style:text-properties fo:language="fr" fo:country="CA"/>
    </style:style>
    <style:style style:name="T525" style:parent-style-name="Policepardéfaut" style:family="text">
      <style:text-properties fo:language="fr" fo:country="CA"/>
    </style:style>
    <style:style style:name="T526" style:parent-style-name="Policepardéfaut" style:family="text">
      <style:text-properties fo:language="fr" fo:country="CA"/>
    </style:style>
    <style:style style:name="T527" style:parent-style-name="Policepardéfaut" style:family="text">
      <style:text-properties fo:language="fr" fo:country="CA"/>
    </style:style>
    <style:style style:name="T528" style:parent-style-name="Policepardéfaut" style:family="text">
      <style:text-properties fo:language="fr" fo:country="CA"/>
    </style:style>
    <style:style style:name="T529" style:parent-style-name="Policepardéfaut" style:family="text">
      <style:text-properties fo:language="fr" fo:country="CA"/>
    </style:style>
    <style:style style:name="T530" style:parent-style-name="Policepardéfaut" style:family="text">
      <style:text-properties fo:language="fr" fo:country="CA"/>
    </style:style>
    <style:style style:name="P531" style:parent-style-name="Textbody" style:family="paragraph">
      <style:paragraph-properties fo:text-align="justify"/>
    </style:style>
    <style:style style:name="T532" style:parent-style-name="Policepardéfaut" style:family="text">
      <style:text-properties fo:language="fr" fo:country="CA"/>
    </style:style>
    <style:style style:name="T533" style:parent-style-name="Policepardéfaut" style:family="text">
      <style:text-properties fo:language="fr" fo:country="CA"/>
    </style:style>
    <style:style style:name="T534" style:parent-style-name="Policepardéfaut" style:family="text">
      <style:text-properties fo:language="fr" fo:country="CA"/>
    </style:style>
    <style:style style:name="P535" style:parent-style-name="Titre1" style:family="paragraph">
      <style:paragraph-properties fo:break-before="page" fo:text-align="start"/>
      <style:text-properties fo:language="fr" fo:country="FR"/>
    </style:style>
    <style:style style:name="P536" style:parent-style-name="Titre3" style:family="paragraph">
      <style:paragraph-properties fo:text-align="start"/>
      <style:text-properties fo:font-size="18pt" style:font-size-asian="18pt" style:font-size-complex="18pt" fo:language="fr" fo:country="FR"/>
    </style:style>
    <style:style style:name="TableColumn538" style:family="table-column">
      <style:table-column-properties style:column-width="0.4743in" style:use-optimal-column-width="false"/>
    </style:style>
    <style:style style:name="TableColumn539" style:family="table-column">
      <style:table-column-properties style:column-width="0.5486in" style:use-optimal-column-width="false"/>
    </style:style>
    <style:style style:name="Table537" style:family="table">
      <style:table-properties style:width="1.0229in" fo:margin-left="0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0.0034in solid #000000" style:writing-mode="lr-tb" fo:padding-top="0.0381in" fo:padding-left="0.0381in" fo:padding-bottom="0.0381in" fo:padding-right="0.0381in"/>
    </style:style>
    <style:style style:name="P544" style:parent-style-name="TableContents" style:family="paragraph">
      <style:paragraph-properties fo:text-align="center"/>
    </style:style>
    <style:style style:name="P545" style:parent-style-name="Standard" style:family="paragraph">
      <style:text-properties fo:language="fr" fo:country="CA"/>
    </style:style>
    <style:style style:name="P546" style:parent-style-name="Standard" style:family="paragraph">
      <style:text-properties fo:language="fr" fo:country="CA"/>
    </style:style>
    <style:style style:name="P547" style:parent-style-name="Standard" style:family="paragraph">
      <style:text-properties fo:language="fr" fo:country="CA"/>
    </style:style>
    <style:style style:name="T548" style:parent-style-name="Policepardéfaut" style:family="text">
      <style:text-properties fo:language="fr" fo:country="FR"/>
    </style:style>
    <style:style style:name="T549" style:parent-style-name="Policepardéfaut" style:family="text">
      <style:text-properties fo:language="fr" fo:country="FR"/>
    </style:style>
    <style:style style:name="T550" style:parent-style-name="Policepardéfaut" style:family="text">
      <style:text-properties fo:language="fr" fo:country="FR"/>
    </style:style>
    <style:style style:name="T551" style:parent-style-name="Policepardéfaut" style:family="text">
      <style:text-properties fo:font-style="italic" style:font-style-asian="italic" style:font-style-complex="italic" fo:language="fr" fo:country="FR"/>
    </style:style>
    <style:style style:name="T552" style:parent-style-name="Policepardéfaut" style:family="text">
      <style:text-properties fo:language="fr" fo:country="FR"/>
    </style:style>
    <style:style style:name="P553" style:parent-style-name="Standard" style:family="paragraph">
      <style:text-properties fo:language="fr" fo:country="FR"/>
    </style:style>
    <style:style style:name="P554" style:parent-style-name="Standard" style:family="paragraph">
      <style:text-properties fo:language="fr" fo:country="FR"/>
    </style:style>
    <style:style style:name="P555" style:parent-style-name="Standard" style:family="paragraph">
      <style:text-properties fo:language="fr" fo:country="FR"/>
    </style:style>
    <style:style style:name="P556" style:parent-style-name="Standard" style:family="paragraph">
      <style:text-properties fo:language="fr" fo:country="FR"/>
    </style:style>
    <style:style style:name="P557" style:parent-style-name="Standard" style:family="paragraph">
      <style:text-properties fo:language="fr" fo:country="FR"/>
    </style:style>
    <style:style style:name="T558" style:parent-style-name="Policepardéfaut" style:family="text">
      <style:text-properties fo:language="fr" fo:country="FR"/>
    </style:style>
    <style:style style:name="T559" style:parent-style-name="Policepardéfaut" style:family="text">
      <style:text-properties fo:font-style="italic" style:font-style-asian="italic" style:font-style-complex="italic" fo:language="fr" fo:country="FR"/>
    </style:style>
    <style:style style:name="T560" style:parent-style-name="Policepardéfaut" style:family="text">
      <style:text-properties fo:language="fr" fo:country="FR"/>
    </style:style>
    <style:style style:name="P561" style:parent-style-name="Standard" style:family="paragraph">
      <style:text-properties fo:language="fr" fo:country="FR"/>
    </style:style>
    <style:style style:name="P562" style:parent-style-name="Titre3" style:family="paragraph">
      <style:paragraph-properties fo:text-align="start"/>
      <style:text-properties fo:font-size="18pt" style:font-size-asian="18pt" style:font-size-complex="18pt"/>
    </style:style>
    <style:style style:name="TableColumn564" style:family="table-column">
      <style:table-column-properties style:column-width="0.4743in" style:use-optimal-column-width="false"/>
    </style:style>
    <style:style style:name="TableColumn565" style:family="table-column">
      <style:table-column-properties style:column-width="0.5486in" style:use-optimal-column-width="false"/>
    </style:style>
    <style:style style:name="Table563" style:family="table">
      <style:table-properties style:width="1.0229in" fo:margin-left="0in" table:align="left"/>
    </style:style>
    <style:style style:name="TableRow566" style:family="table-row">
      <style:table-row-properties style:use-optimal-row-height="false"/>
    </style:style>
    <style:style style:name="TableCell5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paragraph-properties fo:text-align="center"/>
    </style:style>
    <style:style style:name="TableCell569" style:family="table-cell">
      <style:table-cell-properties fo:border="0.0034in solid #000000" style:writing-mode="lr-tb" fo:padding-top="0.0381in" fo:padding-left="0.0381in" fo:padding-bottom="0.0381in" fo:padding-right="0.0381in"/>
    </style:style>
    <style:style style:name="P570" style:parent-style-name="TableContents" style:family="paragraph">
      <style:paragraph-properties fo:text-align="center"/>
    </style:style>
    <style:style style:name="P571" style:parent-style-name="Titre3" style:family="paragraph">
      <style:paragraph-properties fo:text-align="start"/>
      <style:text-properties fo:font-size="18pt" style:font-size-asian="18pt" style:font-size-complex="18pt" fo:language="fr" fo:country="FR"/>
    </style:style>
    <style:style style:name="TableColumn573" style:family="table-column">
      <style:table-column-properties style:column-width="0.4743in" style:use-optimal-column-width="false"/>
    </style:style>
    <style:style style:name="TableColumn574" style:family="table-column">
      <style:table-column-properties style:column-width="0.5486in" style:use-optimal-column-width="false"/>
    </style:style>
    <style:style style:name="Table572" style:family="table">
      <style:table-properties style:width="1.0229in" fo:margin-left="0in" table:align="left"/>
    </style:style>
    <style:style style:name="TableRow575" style:family="table-row">
      <style:table-row-properties style:use-optimal-row-height="false"/>
    </style:style>
    <style:style style:name="TableCell5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center"/>
    </style:style>
    <style:style style:name="TableCell578" style:family="table-cell">
      <style:table-cell-properties fo:border="0.0034in solid #000000" style:writing-mode="lr-tb" fo:padding-top="0.0381in" fo:padding-left="0.0381in" fo:padding-bottom="0.0381in" fo:padding-right="0.0381in"/>
    </style:style>
    <style:style style:name="P579" style:parent-style-name="TableContents" style:family="paragraph">
      <style:paragraph-properties fo:text-align="center"/>
    </style:style>
    <style:style style:name="P580" style:parent-style-name="Textbody" style:family="paragraph">
      <style:text-properties fo:color="#000000"/>
    </style:style>
    <style:style style:name="P581" style:parent-style-name="Titre3" style:family="paragraph">
      <style:paragraph-properties fo:text-align="start"/>
    </style:style>
    <style:style style:name="TableColumn583" style:family="table-column">
      <style:table-column-properties style:column-width="0.4708in" style:use-optimal-column-width="false"/>
    </style:style>
    <style:style style:name="Table582" style:family="table">
      <style:table-properties style:width="0.4708in" fo:margin-left="0in" table:align="left"/>
    </style:style>
    <style:style style:name="TableRow584" style:family="table-row">
      <style:table-row-properties style:use-optimal-row-height="false"/>
    </style:style>
    <style:style style:name="TableCell585" style:family="table-cell">
      <style:table-cell-properties fo:border="0.0034in solid #000000" style:writing-mode="lr-tb" fo:padding-top="0.0381in" fo:padding-left="0.0381in" fo:padding-bottom="0.0381in" fo:padding-right="0.0381in"/>
    </style:style>
    <style:style style:name="P586" style:parent-style-name="TableContents" style:family="paragraph">
      <style:paragraph-properties fo:text-align="center"/>
    </style:style>
    <style:style style:name="P587" style:parent-style-name="Textbody" style:list-style-name="LFO3" style:family="paragraph">
      <style:text-properties fo:language="fr" fo:country="FR"/>
    </style:style>
    <style:style style:name="P588" style:parent-style-name="Textbody" style:list-style-name="LFO3" style:family="paragraph">
      <style:text-properties fo:language="fr" fo:country="FR"/>
    </style:style>
    <style:style style:name="P589"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soft-page-break/>
      <text:h text:style-name="P46" text:outline-level="1">Mise en situation</text:h>
      <text:p text:style-name="P47">Ce travail pratique se répartit sur deux séances de<text:s/>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text:span><text:span text:style-name="T51">ition. La 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text:s/></text:span><text:span text:style-name="T65">doigt d</text:span><text:span text:style-name="T66">1</text:span><text:span text:style-name="T67"><text:s/>à la not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text:s/></text:span><text:span text:style-name="T80">coûts de chaque transition.</text:span></text:p>
      <text:p text:style-name="P81"/>
      <text:p text:style-name="P82">Pour la partie empirique de ce TP, nous nous limiterons à des mélodies jouées à une main (D=5) sur deux octaves (m=24).</text:p>
      <text:p text:style-name="P83"/>
      <text:h text:style-name="P84" text:outline-level="1"/>
      <text:soft-page-break/>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text:span><text:span text:style-name="T101">iser C(a</text:span><text:span text:style-name="T102">0</text:span><text:span text:style-name="T103">, 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text:s/>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text:span><text:span text:style-name="T122">a mélodie (</text:span><text:span text:style-name="T123">a</text:span><text:span text:style-name="T124">k</text:span><text:span text:style-name="T125">, ...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 twinkle_twinkle.txt ; coût = 31; doigts = [0, 0, 4, 3, 4, 4, 3, 2, 2, 1, 1, 0, 1, 0, 4, 4, 3, 3, 2, 2, 0, 4, 4, 3, 3, 2, 2, 1, 0, 0, 4, 3, 4, 4, 3, 2, 2, 1, 1, 0, 1, 0]</text:p>
      <text:soft-page-break/>
      <text:p text:style-name="P181">- fur_elise.txt ; coût = 1091; doigts = [1, 0, 1, 0, 1, 0, 4, 4, 4, 0, 1, 4, 4, 0, 1, 3, 4, 0, 4, 0, 1, 0, 1, 0, 4, 4, 4, 0, 1, 4, 4, 0, 4, 3, 0, 4, 0, 1, 0, 1, 0, 4, 4, 4, 0, 1, 4, 4, 0, 1, 3, 4, 0, 4, 0, 1, 0, 1, 0, 4, 4, 4, 0, 1, 4,<text:s/>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text:s/>4, 0, 4, 0, 4, 0, 4, 0, 4, 0, 1, 0, 4, 4, 4, 4, 3, 2, 1, 0, 2, 1, 0, 1, 2, 1, 0, 1, 0, 1, 0, 1, 0, 1, 0, 1, 0, 1, 0, 1, 0, 1, 0, 1, 0, 1, 0, 1, 0, 1, 0, 1, 0, 4, 4, 4, 0, 1, 4, 4, 0, 1, 3, 4, 0, 4, 0, 1, 0, 1, 0, 4, 4, 4, 0, 1, 4, 4, 0, 4, 3, 0, 1, 2, 3,<text:s/>4, 0, 4, 4, 4, 0, 4, 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text:s/>fichiers 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ext:span><text:span text:style-name="T211">tant 1000,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 vec</text:span><text:span text:style-name="T216">teur. Si 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soft-page-break/>
      <text:h text:style-name="P221" text:outline-level="1">Présentation des<text:s/>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u 1 : Tableau des temps moyens d’exécution de différents algorithmes en fonction de la taille des exemplaires</text:spa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Taille \ Algo</text:p>
          </table:table-cell>
          <table:table-cell table:style-name="TableCell244">
            <text:p text:style-name="P245">Glouton</text:p>
          </table:table-cell>
          <table:table-cell table:style-name="TableCell246">
            <text:p text:style-name="P247">Dynamique</text:p>
          </table:table-cell>
          <table:table-cell table:style-name="TableCell248">
            <text:p text:style-name="P249">Heuristique</text:p>
          </table:table-cell>
        </table:table-row>
        <table:table-row table:style-name="TableRow250">
          <table:table-cell table:style-name="TableCell251">
            <text:p text:style-name="P252">1000</text:p>
          </table:table-cell>
          <table:table-cell table:style-name="TableCell253">
            <text:p text:style-name="P254">2.91924</text:p>
          </table:table-cell>
          <table:table-cell table:style-name="TableCell255">
            <text:p text:style-name="P256">34.26</text:p>
          </table:table-cell>
          <table:table-cell table:style-name="TableCell257">
            <text:p text:style-name="P258">3.3973</text:p>
          </table:table-cell>
        </table:table-row>
        <table:table-row table:style-name="TableRow259">
          <table:table-cell table:style-name="TableCell260">
            <text:p text:style-name="P261">3000</text:p>
          </table:table-cell>
          <table:table-cell table:style-name="TableCell262">
            <text:p text:style-name="P263">8.20489</text:p>
          </table:table-cell>
          <table:table-cell table:style-name="TableCell264">
            <text:p text:style-name="P265">101.62</text:p>
          </table:table-cell>
          <table:table-cell table:style-name="TableCell266">
            <text:p text:style-name="P267">9.76</text:p>
          </table:table-cell>
        </table:table-row>
        <table:table-row table:style-name="TableRow268">
          <table:table-cell table:style-name="TableCell269">
            <text:p text:style-name="P270">10000</text:p>
          </table:table-cell>
          <table:table-cell table:style-name="TableCell271">
            <text:p text:style-name="P272">26.0516</text:p>
          </table:table-cell>
          <table:table-cell table:style-name="TableCell273">
            <text:p text:style-name="P274">334.76</text:p>
          </table:table-cell>
          <table:table-cell table:style-name="TableCell275">
            <text:p text:style-name="P276">30.8588</text:p>
          </table:table-cell>
        </table:table-row>
        <table:table-row table:style-name="TableRow277">
          <table:table-cell table:style-name="TableCell278">
            <text:p text:style-name="P279">30000</text:p>
          </table:table-cell>
          <table:table-cell table:style-name="TableCell280">
            <text:p text:style-name="P281">82.8418</text:p>
          </table:table-cell>
          <table:table-cell table:style-name="TableCell282">
            <text:p text:style-name="P283">1045.20</text:p>
          </table:table-cell>
          <table:table-cell table:style-name="TableCell284">
            <text:p text:style-name="P285">97.1644</text:p>
          </table:table-cell>
        </table:table-row>
        <table:table-row table:style-name="TableRow286">
          <table:table-cell table:style-name="TableCell287">
            <text:p text:style-name="P288">100000</text:p>
          </table:table-cell>
          <table:table-cell table:style-name="TableCell289">
            <text:p text:style-name="P290">279.087</text:p>
          </table:table-cell>
          <table:table-cell table:style-name="TableCell291">
            <text:p text:style-name="P292">3473.27</text:p>
          </table:table-cell>
          <table:table-cell table:style-name="TableCell293">
            <text:p text:style-name="P294">327.14</text:p>
          </table:table-cell>
        </table:table-row>
        <table:table-row table:style-name="TableRow295">
          <table:table-cell table:style-name="TableCell296">
            <text:p text:style-name="P297">300000</text:p>
          </table:table-cell>
          <table:table-cell table:style-name="TableCell298">
            <text:p text:style-name="P299">853.115</text:p>
          </table:table-cell>
          <table:table-cell table:style-name="TableCell300">
            <text:p text:style-name="P301">10435.80</text:p>
          </table:table-cell>
          <table:table-cell table:style-name="TableCell302">
            <text:p text:style-name="P303">993.972</text:p>
          </table:table-cell>
        </table:table-row>
        <table:table-row table:style-name="TableRow304">
          <table:table-cell table:style-name="TableCell305">
            <text:p text:style-name="P306">1000000</text:p>
          </table:table-cell>
          <table:table-cell table:style-name="TableCell307">
            <text:p text:style-name="P308">2940.85</text:p>
          </table:table-cell>
          <table:table-cell table:style-name="TableCell309">
            <text:p text:style-name="P310">33527.90</text:p>
          </table:table-cell>
          <table:table-cell table:style-name="TableCell311">
            <text:p text:style-name="P312">3471.35</text:p>
          </table:table-cell>
        </table:table-row>
        <table:table-row table:style-name="TableRow313">
          <table:table-cell table:style-name="TableCell314">
            <text:p text:style-name="P315">3000000</text:p>
          </table:table-cell>
          <table:table-cell table:style-name="TableCell316">
            <text:p text:style-name="P317">8916.19</text:p>
          </table:table-cell>
          <table:table-cell table:style-name="TableCell318">
            <text:p text:style-name="P319">101263.00</text:p>
          </table:table-cell>
          <table:table-cell table:style-name="TableCell320">
            <text:p text:style-name="P321">10540.8</text:p>
          </table:table-cell>
        </table:table-row>
        <table:table-row table:style-name="TableRow322">
          <table:table-cell table:style-name="TableCell323">
            <text:p text:style-name="P324">6000000</text:p>
          </table:table-cell>
          <table:table-cell table:style-name="TableCell325">
            <text:p text:style-name="P326">18211</text:p>
          </table:table-cell>
          <table:table-cell table:style-name="TableCell327">
            <text:p text:style-name="P328">206442.00</text:p>
          </table:table-cell>
          <table:table-cell table:style-name="TableCell329">
            <text:p text:style-name="P330">21299.5</text:p>
          </table:table-cell>
        </table:table-row>
        <table:table-row table:style-name="TableRow331">
          <table:table-cell table:style-name="TableCell332">
            <text:p text:style-name="P333">8000000</text:p>
          </table:table-cell>
          <table:table-cell table:style-name="TableCell334">
            <text:p text:style-name="P335">24589.2</text:p>
          </table:table-cell>
          <table:table-cell table:style-name="TableCell336">
            <text:p text:style-name="P337">271089.00</text:p>
          </table:table-cell>
          <table:table-cell table:style-name="TableCell338">
            <text:p text:style-name="P339">29061.5</text:p>
          </table:table-cell>
        </table:table-row>
      </table:table>
      <text:p text:style-name="P340"/>
      <text:h text:style-name="P341" text:outline-level="3">Tentez une<text:s/>analyse asymptotique du temps de calcul pour chaque algorithme.</text:h>
      <table:table table:style-name="Table342">
        <table:table-columns>
          <table:table-column table:style-name="TableColumn343"/>
          <table:table-column table:style-name="TableColumn344"/>
        </table:table-columns>
        <table:table-row table:style-name="TableRow345">
          <table:table-cell table:style-name="TableCell346">
            <text:p text:style-name="P347">0</text:p>
          </table:table-cell>
          <table:table-cell table:style-name="TableCell348">
            <text:p text:style-name="P349"><text:s/>/ 4 pt</text:p>
          </table:table-cell>
        </table:table-row>
      </table:table>
      <text:p text:style-name="Textbody"><text:span text:style-name="T350">Dans cette analyse, vous tiendrez compte à la fois de la longueur de la mélodie</text:span><text:span text:style-name="T351"><text:s/></text:span><text:span text:style-name="T352">mais également du nombre de doigts pour chacun des trois algorithmes.</text:span></text:p>
      <text:p text:style-name="P353">Si vous préférez écrire vos<text:s/>équations en Latex, vous pouvez ajouter un pdf à la remise avec la réponse à cette question et le mentionner ici.</text:p>
      <text:p text:style-name="P354"/>
      <text:p text:style-name="P355">Pour les analyses suivantes, nous avons utilisé D comme étant le nombre de doigts pour effectuer une note et n le nombre de notes dans la mélodie.</text:p>
      <text:p text:style-name="P356"><text:span text:style-name="T357">Glouton</text:span><text:span text:style-name="T358"> :</text:span></text:p>
      <text:p text:style-name="P359"><text:span text:style-name="T360">Dans l’algorithme glouton, nous commençons par faire un argmin sur un tableau de D par D éléments, qui se fait en<text:s/></text:span><text:span text:style-name="T361">Θ</text:span><text:span text:style-name="T362">(D</text:span><text:span text:style-name="T363">2</text:span><text:span text:style-name="T364">).</text:span></text:p>
      <text:p text:style-name="P365">Les ajouts au tableau s se fait en temps constant.</text:p>
      <text:soft-page-break/>
      <text:p text:style-name="P366"><text:span text:style-name="T367">Nous avons une boucle qui se fait sur n – 1 éléments. À l’intérieur<text:s/></text:span><text:span text:style-name="T368">de cette boucle, nous avons des opérations qui se font en temps constant et une opération argmin sur une taille D. Cette boucle est donc faite en<text:s/></text:span><text:span text:style-name="T369">Θ</text:span><text:span text:style-name="T370">(nD)</text:span></text:p>
      <text:p text:style-name="P371"><text:span text:style-name="T372">La résultante de l’algorithme glouton est alors<text:s/></text:span><text:span text:style-name="T373">Θ</text:span><text:span text:style-name="T374">(D</text:span><text:span text:style-name="T375">2</text:span><text:span text:style-name="T376"><text:s/>+ Dn)</text:span></text:p>
      <text:p text:style-name="P377"><text:span text:style-name="T378">Dynamique</text:span><text:span text:style-name="T379"> :</text:span></text:p>
      <text:p text:style-name="P380">Les opérations de création de tableau se font en temps constant.</text:p>
      <text:p text:style-name="P381"><text:span text:style-name="T382">Nous avons alors une boucle for se faisant sur n-1 éléments. Dans cette boucle, nous avons aussi une seconde boucle se faisant sur D éléments. Les opérations à l’intérieur des boucles imbriqué sont un min et un argmin sur D<text:s/></text:span><text:span text:style-name="T383">éléments. Nous avons donc une résultante de ces boucles étant de<text:s/></text:span><text:span text:style-name="T384"><text:line-break/></text:span><text:span text:style-name="T385">Θ(nD * 2D)<text:s/></text:span><text:span text:style-name="T386">ϵ</text:span><text:span text:style-name="T387"><text:s/>Θ (n</text:span><text:span text:style-name="T388">D</text:span><text:span text:style-name="T389">2</text:span><text:span text:style-name="T390">).</text:span></text:p>
      <text:p text:style-name="P391"><text:span text:style-name="T392">Nous avons ensuite un argmin qui se fait en<text:s/></text:span><text:span text:style-name="T393">Θ(D) et des opérations d’affectation qui se fait en temps constant.</text:span></text:p>
      <text:p text:style-name="P394">Nous avons ensuite une boucle se faisant sur n éléments,<text:s/>ayant à l’intérieur des opérations en temps constant, soit étant Θ(n).</text:p>
      <text:p text:style-name="P395"><text:span text:style-name="T396">La résultante de l’algorithme dynamique est alors Θ(nD</text:span><text:span text:style-name="T397">2</text:span><text:span text:style-name="T398"><text:s/>+ D + n).</text:span></text:p>
      <text:p text:style-name="P399"><text:span text:style-name="T400">Recherche de voisinage (heuristique)</text:span><text:span text:style-name="T401"> :</text:span></text:p>
      <text:p text:style-name="P402"><text:span text:style-name="T403">Nous commençons par effectuer l’algorithme glouton, qui s’effectue en Θ</text:span><text:span text:style-name="T404">(D</text:span><text:span text:style-name="T405">2</text:span><text:span text:style-name="T406"><text:s/>+<text:s/></text:span><text:span text:style-name="T407">Dn).</text:span></text:p>
      <text:p text:style-name="P408"><text:span text:style-name="T409">Nous faisons ensuite 2 opérations qui se font en temps constant, donc<text:s/></text:span><text:span text:style-name="T410">Θ</text:span><text:span text:style-name="T411">(1).</text:span></text:p>
      <text:p text:style-name="P412"><text:span text:style-name="T413">Nous avons une boucle for qui roule n * k fois, où k est un pourcentage de n. À l’intérieur de cette boucle, nous avons une série d’opérations qui s’effectuent en temps<text:s/></text:span><text:span text:style-name="T414">constant (if, affectation, randint, +, -, accès mémoire). La résultante de cette boucle est alors<text:s/></text:span><text:span text:style-name="T415">Θ</text:span><text:span text:style-name="T416">(kn).</text:span></text:p>
      <text:p text:style-name="P417"><text:span text:style-name="T418">La résultante de l’algorithme de recherche de voisinage est alors<text:s/></text:span><text:span text:style-name="T419">Θ</text:span><text:span text:style-name="T420">(D</text:span><text:span text:style-name="T421">2</text:span><text:span text:style-name="T422"><text:s/>+ Dn + kn).</text:span></text:p>
      <text:p text:style-name="P423"/>
      <text:p text:style-name="P424"/>
      <text:h text:style-name="P425" text:outline-level="3">Servez-vous de vos temps d'exécution pour confirmer et/ou préciser<text:s/>l'analyse asymptotique théorique de vos algorithmes avec la méthode hybride de votre choix.</text:h>
      <table:table table:style-name="Table426">
        <table:table-columns>
          <table:table-column table:style-name="TableColumn427"/>
          <table:table-column table:style-name="TableColumn428"/>
        </table:table-columns>
        <table:table-row table:style-name="TableRow429">
          <table:table-cell table:style-name="TableCell430">
            <text:p text:style-name="P431">0</text:p>
          </table:table-cell>
          <table:table-cell table:style-name="TableCell432">
            <text:p text:style-name="P433"><text:s/>/ 4 pt</text:p>
          </table:table-cell>
        </table:table-row>
      </table:table>
      <text:p text:style-name="P434">La méthode peut varier d'un algorithme à l'autre. Justifiez les choix ici et avec des graphiques.</text:p>
      <text:p text:style-name="P435"><text:span text:style-name="T436">Nous voulons vérifier que les consommations de ressour</text:span><text:span text:style-name="T437">ces de nos algorithmes suivent les fonctions calculées à la question précédente. Ainsi, un test de rapport va permettre de vérifier que les résultats pratiquent respecte la croissance théorique. De plus, un test de constante permet de préciser notre analys</text:span><text:span text:style-name="T438">e asymptotique théorique.</text:span></text:p>
      <text:p text:style-name="P439"/>
      <text:p text:style-name="P440"><draw:frame draw:style-name="a0" draw:name="Graphique 4" text:anchor-type="as-char" svg:x="0in" svg:y="0in" svg:width="4.65in" svg:height="3.16528in" style:rel-width="scale" style:rel-height="scale"><draw:object xlink:href="Object 1/" xlink:type="simple" xlink:show="embed" xlink:actuate="onLoad"/><svg:title/><svg:desc/></draw:frame></text:p>
      <text:p text:style-name="P441">Figure 1</text:p>
      <text:p text:style-name="P442"><draw:frame draw:style-name="a1" draw:name="Graphique 1" text:anchor-type="as-char" svg:x="0in" svg:y="0in" svg:width="4.67639in" svg:height="3.02431in" style:rel-width="scale" style:rel-height="scale"><draw:object xlink:href="Object 2/" xlink:type="simple" xlink:show="embed" xlink:actuate="onLoad"/><svg:title/><svg:desc/></draw:frame></text:p>
      <text:p text:style-name="P443">Figure 2</text:p>
      <text:p text:style-name="Textbody"><text:span text:style-name="T444">Fig 1 On peut tracer une courbe qui converge vers une constante donc l’hypothèse est confirmée</text:span></text:p>
      <text:p text:style-name="Textbody"><text:span text:style-name="T445">Fig 2 On peut faire passer une droite donc la pente de la droite est la constante multiplicative et son oao<text:s/></text:span><text:span text:style-name="T446">correspond au coût fixe</text:span></text:p>
      <text:p text:style-name="P447"><text:span text:style-name="T448">Dans notre situation, nous avons D qui est fixé à 5. Prenons par exemple la complexité asymptotique de l’algorithme glouton, soit<text:s/></text:span><text:span text:style-name="T449">Θ</text:span><text:span text:style-name="T450">(D</text:span><text:span text:style-name="T451">2</text:span><text:span text:style-name="T452"><text:s/>+ Dn). Nous avons alors que la complexité asymptotique devient<text:s/></text:span><text:span text:style-name="T453"><text:line-break/></text:span><text:span text:style-name="T454">Θ</text:span><text:span text:style-name="T455">(5</text:span><text:span text:style-name="T456">2</text:span><text:span text:style-name="T457"><text:s/>+ 5n)<text:s/></text:span><text:span text:style-name="T458">ϵ</text:span><text:span text:style-name="T459"><text:s/>Θ</text:span><text:span text:style-name="T460">(5n)<text:s/></text:span><text:span text:style-name="T461">ϵ</text:span><text:span text:style-name="T462"><text:s/>Θ</text:span><text:span text:style-name="T463">(n).<text:s/></text:span><text:span text:style-name="T464">Nous voyons alors que D ne devient qu’une simple constante multiplicative et nous pouvons l’irradier de notre complexité asymptotique. La puissance algorithmique théorique est<text:s/></text:span><text:soft-page-break/><text:span text:style-name="T465">alors de 1. Nous pouvons confirmer cette valeur, puisque pratiquement, nous avon</text:span><text:span text:style-name="T466">s reçu une valeur de puissance de 1,0114 selon la figure 1.</text:span></text:p>
      <text:p text:style-name="P467"/>
      <text:p text:style-name="P468"><draw:frame draw:style-name="a2" draw:name="Graphique 5" text:anchor-type="as-char" svg:x="0in" svg:y="0in" svg:width="4.98889in" svg:height="3.11389in" style:rel-width="scale" style:rel-height="scale"><draw:object xlink:href="Object 3/" xlink:type="simple" xlink:show="embed" xlink:actuate="onLoad"/><svg:title/><svg:desc/></draw:frame></text:p>
      <text:p text:style-name="P469">Figure 3</text:p>
      <text:p text:style-name="P470"><draw:frame draw:style-name="a3" draw:name="Graphique 6" text:anchor-type="as-char" svg:x="0in" svg:y="0in" svg:width="5in" svg:height="2.91667in" style:rel-width="scale" style:rel-height="scale"><draw:object xlink:href="Object 4/" xlink:type="simple" xlink:show="embed" xlink:actuate="onLoad"/><svg:title/><svg:desc/></draw:frame></text:p>
      <text:p text:style-name="P471">Figure 4</text:p>
      <text:p text:style-name="Textbody"><text:span text:style-name="T472">Fig 1 On peut tracer une courbe qui converge vers une constante donc l’hypothèse est confirmée</text:span></text:p>
      <text:p text:style-name="Textbody"><text:span text:style-name="T473">Fig 2 On peut faire passer une droite donc la pente de la droite est la consta</text:span><text:span text:style-name="T474">nte multiplicative et son oao correspond au coût fixe</text:span></text:p>
      <text:p text:style-name="P475"/>
      <text:p text:style-name="P476"/>
      <text:soft-page-break/>
      <text:p text:style-name="P477"><draw:frame draw:style-name="a4" draw:name="Graphique 9" text:anchor-type="as-char" svg:x="0in" svg:y="0in" svg:width="4.67639in" svg:height="3.20764in" style:rel-width="scale" style:rel-height="scale"><draw:object xlink:href="Object 5/" xlink:type="simple" xlink:show="embed" xlink:actuate="onLoad"/><svg:title/><svg:desc/></draw:frame></text:p>
      <text:p text:style-name="P478">Figure 5</text:p>
      <text:p text:style-name="P479"><draw:frame draw:style-name="a5" draw:name="Graphique 8" text:anchor-type="as-char" svg:x="0in" svg:y="0in" svg:width="4.64514in" svg:height="2.99514in" style:rel-width="scale" style:rel-height="scale"><draw:object xlink:href="Object 6/" xlink:type="simple" xlink:show="embed" xlink:actuate="onLoad"/><svg:title/><svg:desc/></draw:frame></text:p>
      <text:p text:style-name="P480">Figure 6</text:p>
      <text:p text:style-name="Textbody"><text:span text:style-name="T481">Fig 1 On peut tracer une courbe qui converge vers une constante donc l’hypothèse est confirmée</text:span></text:p>
      <text:p text:style-name="Textbody"><text:span text:style-name="T482">Fig 2 On peut faire passer une droite donc la pente de la droite est la constante m</text:span><text:span text:style-name="T483">ultiplicative et son oao correspond au coût fixe</text:span></text:p>
      <text:p text:style-name="P484"/>
      <text:h text:style-name="P485" text:outline-level="3">Indiquez sous quelles conditions vous utiliseriez chacun des algorithmes.</text:h>
      <table:table table:style-name="Table486">
        <table:table-columns>
          <table:table-column table:style-name="TableColumn487"/>
          <table:table-column table:style-name="TableColumn488"/>
        </table:table-columns>
        <table:table-row table:style-name="TableRow489">
          <table:table-cell table:style-name="TableCell490">
            <text:p text:style-name="P491">0</text:p>
          </table:table-cell>
          <table:table-cell table:style-name="TableCell492">
            <text:p text:style-name="P493"><text:s/>/ 4 pt</text:p>
          </table:table-cell>
        </table:table-row>
      </table:table>
      <text:p text:style-name="P494"/>
      <text:p text:style-name="P495"/>
      <text:p text:style-name="P496"><text:span text:style-name="T497">Théoriquement, pour notre jeu de données avec un pianiste de 5 doigts, nous pourrions prendre l'algorithme de<text:s/></text:span><text:span text:style-name="T498">notre choix puisqu'ils ont tous la même complexité asymptotique lorsque nous la simplifions avec D=5.<text:s/></text:span><text:span text:style-name="T499">Théoriquement, nous pourrions choisir dynamique puisque celui-ci fourni un coût résultant minimal par rapport aux deux autres algorithmes.</text:span></text:p>
      <text:p text:style-name="P500"><text:span text:style-name="T501">Théoriquement, sans prendre en compte que dans notre situation que le pianiste possède D=5 doigts, nous ne voudrions pas opter pour l’algorithme dynamique. Puisque sa complexité asymptotique est de<text:s/></text:span><text:span text:style-name="T502">Θ(nD</text:span><text:span text:style-name="T503">2</text:span><text:span text:style-name="T504"><text:s/>+ D + n), un pianiste comportant un grand nombre de doigt augmente la puissance de l’algorithme. Nous serions alors tentez, au point de vu<text:s/></text:span><text:span text:style-name="T505">de la<text:s/></text:span><text:span text:style-name="T506">ressource</text:span><text:span text:style-name="T507"><text:s/>en</text:span><text:span text:style-name="T508"><text:s/>temps, de choisir l’algorithme étant le min(</text:span><text:span text:style-name="T509">D</text:span><text:span text:style-name="T510">2</text:span><text:span text:style-name="T511"><text:s/>+ Dn</text:span><text:span text:style-name="T512"><text:s/>, nD</text:span><text:span text:style-name="T513">2</text:span><text:span text:style-name="T514"><text:s/>+ D + n,<text:s/></text:span><text:span text:style-name="T515">D</text:span><text:span text:style-name="T516">2</text:span><text:span text:style-name="T517"><text:s/>+ Dn + kn).</text:span></text:p>
      <text:p text:style-name="P518"><text:span text:style-name="T519">Cependant, si nous prenons en compte de manière pratique, l'algorithme dynamique est le plus long à exécuté et glouton est celui qui s'exécute le plus rap</text:span><text:span text:style-name="T520">idement. Si nous étions restreints seulement sur une période de temps, nous opterions toujours pour glouton</text:span><text:span text:style-name="T521"><text:s/>pratiquement</text:span><text:span text:style-name="T522">.</text:span></text:p>
      <text:p text:style-name="P523"><text:span text:style-name="T524">Toutefois</text:span><text:span text:style-name="T525">, le coût résultant associé à l'algorithme</text:span><text:span text:style-name="T526"><text:s/>glouton</text:span><text:span text:style-name="T527"><text:s/>n'est pas optimal. Du point de vue du pianiste, le meilleur algorithme qui optimise la disposit</text:span><text:span text:style-name="T528">ion de ses 5 doigts serait l'algorithme dynamique. Celui-ci donne des meilleurs résultats que glouton et que recherche par voisinage, mais requiert un peu plus de temps à exécuter</text:span><text:span text:style-name="T529"><text:s/>que ces deux derniers</text:span><text:span text:style-name="T530">.<text:s/></text:span></text:p>
      <text:p text:style-name="P531"><text:span text:style-name="T532">Finalement, si nous devions faire un compromis entre le temps d'exécution e</text:span><text:span text:style-name="T533">t la qualité du résultat, nous pouvons opter pour l'algorithme de recherche par voisinage. Ce dernier requiert plus de temps à effectuer que glouton, mais donne des résultats légèrement meilleurs (environ 15% pour de grandes tailles avec un k = 0.1 et peut</text:span><text:span text:style-name="T534"><text:s/>différer sur chaque exécution puisque le tout est aléatoire).</text:span></text:p>
      <text:soft-page-break/>
      <text:h text:style-name="P535" text:outline-level="1">Autres critères de correction</text:h>
      <text:h text:style-name="P536" text:outline-level="3">Respect de l’interface tp.sh</text:h>
      <table:table table:style-name="Table537">
        <table:table-columns>
          <table:table-column table:style-name="TableColumn538"/>
          <table:table-column table:style-name="TableColumn539"/>
        </table:table-columns>
        <table:table-row table:style-name="TableRow540">
          <table:table-cell table:style-name="TableCell541">
            <text:p text:style-name="P542">0</text:p>
          </table:table-cell>
          <table:table-cell table:style-name="TableCell543">
            <text:p text:style-name="P544"><text:s/>/ 2 pt</text:p>
          </table:table-cell>
        </table:table-row>
      </table:table>
      <text:p text:style-name="Standard"/>
      <text:p text:style-name="Standard">Utilisation :</text:p>
      <text:p text:style-name="P545"><text:tab/>tp.sh -a [glouton | dp | heuristique] -e [path_vers_exemplaire]</text:p>
      <text:p text:style-name="P546"/>
      <text:p text:style-name="P547">Arguments optionnels :</text:p>
      <text:p text:style-name="Standard"><text:span text:style-name="T548"><text:tab/>-c<text:s/></text:span><text:span text:style-name="T549"><text:tab/>affiche la<text:s/></text:span><text:span text:style-name="T550">solution (doigts<text:s/></text:span><text:span text:style-name="T551">d<text:s/></text:span><text:span text:style-name="T552">choisis) sur une ligne, chaque doigt séparé par un espace</text:span></text:p>
      <text:p text:style-name="P553"><text:tab/>-p<text:tab/>affiche le coût total des transitions, sans unité ni texte superflu</text:p>
      <text:p text:style-name="P554"><text:tab/>-t<text:tab/>affiche le temps d’exécution en ms, sans unité ni texte superflu</text:p>
      <text:p text:style-name="P555"/>
      <text:p text:style-name="P556">Important : l’option -e doit<text:s/>accepter des fichiers avec des paths absolus.</text:p>
      <text:p text:style-name="P557"/>
      <text:p text:style-name="Standard"><text:span text:style-name="T558">Sentez-vous libres d’adapter le script<text:s/></text:span><text:span text:style-name="T559">tp.sh</text:span><text:span text:style-name="T560"><text:s/>du TP1 pour les besoins du TP2.</text:span></text:p>
      <text:p text:style-name="P561"/>
      <text:h text:style-name="P562" text:outline-level="3">Qualité du code</text:h>
      <table:table table:style-name="Table563">
        <table:table-columns>
          <table:table-column table:style-name="TableColumn564"/>
          <table:table-column table:style-name="TableColumn565"/>
        </table:table-columns>
        <table:table-row table:style-name="TableRow566">
          <table:table-cell table:style-name="TableCell567">
            <text:p text:style-name="P568">0</text:p>
          </table:table-cell>
          <table:table-cell table:style-name="TableCell569">
            <text:p text:style-name="P570"><text:s/>/ 1 pt</text:p>
          </table:table-cell>
        </table:table-row>
      </table:table>
      <text:p text:style-name="Standard"/>
      <text:h text:style-name="P571" text:outline-level="3">Présentation générale (concision, qualité du français, etc.)</text:h>
      <table:table table:style-name="Table572">
        <table:table-columns>
          <table:table-column table:style-name="TableColumn573"/>
          <table:table-column table:style-name="TableColumn574"/>
        </table:table-columns>
        <table:table-row table:style-name="TableRow575">
          <table:table-cell table:style-name="TableCell576">
            <text:p text:style-name="P577">0</text:p>
          </table:table-cell>
          <table:table-cell table:style-name="TableCell578">
            <text:p text:style-name="P579"><text:s/>/ 1 pt</text:p>
          </table:table-cell>
        </table:table-row>
      </table:table>
      <text:p text:style-name="P580"/>
      <text:h text:style-name="P581" text:outline-level="3">Pénalités</text:h>
      <table:table table:style-name="Table582">
        <table:table-columns>
          <table:table-column table:style-name="TableColumn583"/>
        </table:table-columns>
        <table:table-row table:style-name="TableRow584">
          <table:table-cell table:style-name="TableCell585">
            <text:p text:style-name="P586">0</text:p>
          </table:table-cell>
        </table:table-row>
      </table:table>
      <text:p text:style-name="Textbody"/>
      <text:list text:style-name="LFO3" text:continue-numbering="true">
        <text:list-item>
          <text:p text:style-name="P587">Retard : -1 pt<text:s/>/ journée de retard, arrondi vers le haut. Les TPs ne sont plus acceptés après 3 jours.</text:p>
        </text:list-item>
        <text:list-item>
          <text:p text:style-name="P588">Autres : Le correcteur peut attribuer d’autres pénalités (par exemple si les exécutables sont manquants, etc.)</text:p>
        </text:list-item>
      </text:list>
      <text:p text:style-name="P5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01:50:00Z</dc:date>
    <meta:template xlink:href="Normal" xlink:type="simple"/>
    <meta:editing-cycles>41</meta:editing-cycles>
    <meta:editing-duration>PT110760S</meta:editing-duration>
    <meta:document-statistic meta:page-count="12" meta:paragraph-count="28" meta:word-count="2126" meta:character-count="14221" meta:row-count="101" meta:non-whitespace-character-count="1212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pt" svg:width="334.8pt" chart:style-name="Crt0">
        <chart:title chart:style-name="CT00">
          <text:p text:style-name="a0" text:class-names="" text:cond-style-name="">Test du rapport : Glouton</text:p>
        </chart:title>
        <chart:plot-area svg:x="17.82527559055118pt" svg:y="27.59850393700787pt" svg:width="309.7481102362205pt" svg:height="170.1244881889764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pt" chart:style-name="Crt0">
        <chart:title chart:style-name="CT00">
          <text:p text:style-name="a0" text:class-names="" text:cond-style-name="">Test du rapport : Dynamique</text:p>
        </chart:title>
        <chart:plot-area svg:x="20.6892125984252pt" svg:y="27.03653543307087pt" svg:width="329.838031496063pt" svg:height="167.745984251968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pt" chart:style-name="Crt0">
        <chart:title chart:style-name="CT00">
          <text:p text:style-name="a0" text:class-names="" text:cond-style-name="">Test du rapport : Heuristique</text:p>
        </chart:title>
        <chart:plot-area svg:x="18.05362204724409pt" svg:y="28.02913385826772pt" svg:width="311.3058267716535pt" svg:height="172.085905511811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